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FieldProcessor.DocFieldProcessor( DocumentsWriter docWriter , DocField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FieldProcessor.flush( Collection threads , SegmentWrit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FieldProcessor.closeDocStore( SegmentWrit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FieldProcessor.free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FieldProcessor.addThread( DocumentsWriterThreadState threa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FieldProcesso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